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ext-properties fo:color="#FF0000"/>
    </style:style>
    <style:style style:name="ce3" style:family="table-cell" style:parent-style-name="Hyperlink" style:data-style-name="N0">
      <style:text-properties fo:color="#0563C1" style:text-underline-style="solid" style:text-underline-type="single"/>
    </style:style>
    <style:style style:name="ce4" style:family="table-cell" style:parent-style-name="Default" style:data-style-name="N0">
      <style:table-cell-properties style:vertical-align="top" style:repeat-content="false"/>
      <style:paragraph-properties fo:text-align="start" fo:margin-left="0cm"/>
    </style:style>
    <style:style style:name="ce5" style:family="table-cell" style:parent-style-name="Default" style:data-style-name="N0">
      <style:table-cell-properties style:vertical-align="top"/>
    </style:style>
    <style:style style:name="ce6" style:family="table-cell" style:parent-style-name="Default" style:data-style-name="N0">
      <style:table-cell-properties style:vertical-align="top" fo:wrap-option="wrap"/>
    </style:style>
    <style:style style:name="ce7" style:family="table-cell" style:parent-style-name="Hyperlink" style:data-style-name="N0">
      <style:table-cell-properties style:vertical-align="top"/>
      <style:text-properties fo:color="#0563C1" style:text-underline-style="solid" style:text-underline-type="single"/>
    </style:style>
    <style:style style:name="ce8" style:family="table-cell" style:parent-style-name="Default" style:data-style-name="N0">
      <style:table-cell-properties style:vertical-align="automatic" fo:wrap-option="wrap"/>
    </style:style>
    <style:style style:name="ce9" style:family="table-cell" style:parent-style-name="Hyperlink" style:data-style-name="N0">
      <style:table-cell-properties style:vertical-align="top" style:repeat-content="false"/>
      <style:paragraph-properties fo:text-align="start" fo:margin-left="0cm"/>
      <style:text-properties fo:color="#0563C1" style:text-underline-style="solid" style:text-underline-type="single"/>
    </style:style>
    <style:style style:name="ce10" style:family="table-cell" style:parent-style-name="Default" style:data-style-name="N0">
      <style:table-cell-properties style:vertical-align="automatic" style:repeat-content="false"/>
      <style:paragraph-properties fo:text-align="start" fo:margin-left="0cm"/>
    </style:style>
    <style:style style:name="ce11" style:family="table-cell" style:parent-style-name="Default" style:data-style-name="N0">
      <style:table-cell-properties style:vertical-align="top" fo:wrap-option="wrap" style:repeat-content="false"/>
      <style:paragraph-properties fo:text-align="start" fo:margin-left="0cm"/>
    </style:style>
    <style:style style:name="co1" style:family="table-column">
      <style:table-column-properties fo:break-before="auto" style:column-width="4.445cm" style:use-optimal-column-width="true"/>
    </style:style>
    <style:style style:name="co2" style:family="table-column">
      <style:table-column-properties fo:break-before="auto" style:column-width="1.77270833333333cm"/>
    </style:style>
    <style:style style:name="co3" style:family="table-column">
      <style:table-column-properties fo:break-before="auto" style:column-width="14.2345833333333cm"/>
    </style:style>
    <style:style style:name="co4" style:family="table-column">
      <style:table-column-properties fo:break-before="auto" style:column-width="11.7210416666667cm"/>
    </style:style>
    <style:style style:name="co5" style:family="table-column">
      <style:table-column-properties fo:break-before="auto" style:column-width="10.795cm"/>
    </style:style>
    <style:style style:name="co6" style:family="table-column">
      <style:table-column-properties fo:break-before="auto" style:column-width="1.69333333333333cm"/>
    </style:style>
    <style:style style:name="ro1" style:family="table-row">
      <style:table-row-properties style:row-height="15pt" style:use-optimal-row-height="true" fo:break-before="auto"/>
    </style:style>
    <style:style style:name="ro2" style:family="table-row">
      <style:table-row-properties style:row-height="36pt" style:use-optimal-row-height="false" fo:break-before="auto"/>
    </style:style>
    <style:style style:name="ro3" style:family="table-row">
      <style:table-row-properties style:row-height="75pt" style:use-optimal-row-height="true" fo:break-before="auto"/>
    </style:style>
    <style:style style:name="ro4" style:family="table-row">
      <style:table-row-properties style:row-height="45pt" style:use-optimal-row-height="true" fo:break-before="auto"/>
    </style:style>
    <style:style style:name="ro5" style:family="table-row">
      <style:table-row-properties style:row-height="90pt" style:use-optimal-row-height="true" fo:break-before="auto"/>
    </style:style>
    <style:style style:name="ro6" style:family="table-row">
      <style:table-row-properties style:row-height="120pt" style:use-optimal-row-height="true" fo:break-before="auto"/>
    </style:style>
    <style:style style:name="ro7" style:family="table-row">
      <style:table-row-properties style:row-height="150pt" style:use-optimal-row-height="true" fo:break-before="auto"/>
    </style:style>
    <style:style style:name="ro8" style:family="table-row">
      <style:table-row-properties style:row-height="195pt" style:use-optimal-row-height="true" fo:break-before="auto"/>
    </style:style>
    <style:style style:name="ro9" style:family="table-row">
      <style:table-row-properties style:row-height="165pt" style:use-optimal-row-height="true" fo:break-before="auto"/>
    </style:style>
    <style:style style:name="ro10" style:family="table-row">
      <style:table-row-properties style:row-height="30pt" style:use-optimal-row-height="true" fo:break-before="auto"/>
    </style:style>
    <style:style style:name="ro11" style:family="table-row">
      <style:table-row-properties style:row-height="255pt" style:use-optimal-row-height="true" fo:break-before="auto"/>
    </style:style>
    <style:style style:name="ro12" style:family="table-row">
      <style:table-row-properties style:row-height="135pt" style:use-optimal-row-height="true" fo:break-before="auto"/>
    </style:style>
    <style:style style:name="ro13" style:family="table-row">
      <style:table-row-properties style:row-height="180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office:value-type="string" table:style-name="ce2">
            <text:p><text:s/></text:p>
          </table:table-cell>
          <table:table-cell office:value-type="string" table:style-name="ce2">
            <text:p>Note</text:p>
          </table:table-cell>
          <table:table-cell office:value-type="string" table:style-name="ce2">
            <text:p>sujet</text:p>
          </table:table-cell>
          <table:table-cell office:value-type="string" table:style-name="ce2">
            <text:p>Commentaire</text:p>
          </table:table-cell>
          <table:table-cell office:value-type="string" table:style-name="ce2">
            <text:p>TIPE</text:p>
          </table:table-cell>
          <table:table-cell table:number-columns-repeated="16379"/>
        </table:table-row>
        <table:table-row table:style-name="ro1">
          <table:table-cell table:number-columns-repeated="16384"/>
        </table:table-row>
        <table:table-row table:style-name="ro1">
          <table:table-cell office:value-type="string" table:style-name="ce1">
            <text:p>Bahous youness-MP</text:p>
          </table:table-cell>
          <table:table-cell office:value-type="string" table:style-name="ce1">
            <text:p>&gt;14</text:p>
          </table:table-cell>
          <table:table-cell office:value-type="string" table:style-name="ce3">
            <text:p><text:a xlink:href="https://drive.google.com/drive/mobile/folders/1EBw6QNzAUnn3DO3wnoxHsaOaflycseeE">La sécurisation des messages à l'aide de la cryptographie sur les courbes elliptiques</text:a></text:p>
          </table:table-cell>
          <table:table-cell table:style-name="ce3"/>
          <table:table-cell office:value-type="string" table:style-name="ce3">
            <text:p><text:a xlink:href="https://drive.google.com/drive/folders/1oJtEm8yBZgRpGISS8cRZ6Cq9yWhUJPSd">https://drive.google.com/drive/folders/1oJtEm8yBZgRpGISS8cRZ6Cq9yWhUJPSd</text:a></text:p>
          </table:table-cell>
          <table:table-cell table:number-columns-repeated="16379"/>
        </table:table-row>
        <table:table-row table:style-name="ro1">
          <table:table-cell table:number-columns-repeated="16384"/>
        </table:table-row>
        <table:table-row table:style-name="ro1">
          <table:table-cell office:value-type="string" table:style-name="ce1">
            <text:p>Ztouti saad - TSI</text:p>
          </table:table-cell>
          <table:table-cell office:value-type="float" office:value="17.3" table:style-name="ce4">
            <text:p>17,3</text:p>
          </table:table-cell>
          <table:table-cell office:value-type="string" table:style-name="ce1">
            <text:p>Stabilisation d'un drone quadrirotor<text:s/></text:p>
          </table:table-cell>
          <table:table-cell table:style-name="ce1"/>
          <table:table-cell office:value-type="string" table:style-name="ce3">
            <text:p><text:a xlink:href="https://drive.google.com/drive/folders/1IHG2o9ucNFnL82uCQ2tJLo8QRnUTY18s">https://drive.google.com/drive/folders/1IHG2o9ucNFnL82uCQ2tJLo8QRnUTY18s</text:a></text:p>
          </table:table-cell>
          <table:table-cell table:number-columns-repeated="16379"/>
        </table:table-row>
        <table:table-row table:style-name="ro1">
          <table:table-cell table:number-columns-repeated="16384"/>
        </table:table-row>
        <table:table-row table:style-name="ro2">
          <table:table-cell office:value-type="string" table:style-name="ce5">
            <text:p>anas orjy-MP</text:p>
          </table:table-cell>
          <table:table-cell office:value-type="float" office:value="6.3" table:style-name="ce4">
            <text:p>6,3</text:p>
          </table:table-cell>
          <table:table-cell office:value-type="string" table:style-name="ce5">
            <text:p>voiture autonome et détection d'obstacles</text:p>
          </table:table-cell>
          <table:table-cell office:value-type="string" table:style-name="ce6">
            <text:p>Problème kan 7it dert lihom wa7ed l7aja machrethac O 7it makentch presentit 3la rasi 9bel, Salit f 10 min</text:p>
          </table:table-cell>
          <table:table-cell office:value-type="string" table:style-name="ce7">
            <text:p><text:a xlink:href="https://drive.google.com/drive/folders/1n0DFbiW02rmaiMx_2C1XYmrfevM5TAWF">https://drive.google.com/drive/folders/1n0DFbiW02rmaiMx_2C1XYmrfevM5TAWF</text:a></text:p>
          </table:table-cell>
          <table:table-cell table:number-columns-repeated="16379"/>
        </table:table-row>
        <table:table-row table:style-name="ro1">
          <table:table-cell table:number-columns-repeated="16384"/>
        </table:table-row>
        <table:table-row table:style-name="ro1">
          <table:table-cell office:value-type="string" table:style-name="ce1">
            <text:p>anas hamdoun-MP</text:p>
          </table:table-cell>
          <table:table-cell office:value-type="string" table:style-name="ce1">
            <text:p>&gt;14</text:p>
          </table:table-cell>
          <table:table-cell office:value-type="string" table:style-name="ce1">
            <text:p>Applications des codes de Reed-Solomon en Stéganographie</text:p>
          </table:table-cell>
          <table:table-cell table:style-name="ce1"/>
          <table:table-cell office:value-type="string" table:style-name="ce3">
            <text:p><text:a xlink:href="https://drive.google.com/drive/folders/17aQpEGZxJ0AAwV4vvr3XDtNHCuEd35Ll">https://drive.google.com/drive/folders/17aQpEGZxJ0AAwV4vvr3XDtNHCuEd35Ll</text:a></text:p>
          </table:table-cell>
          <table:table-cell table:number-columns-repeated="16379"/>
        </table:table-row>
        <table:table-row table:style-name="ro1">
          <table:table-cell table:number-columns-repeated="16384"/>
        </table:table-row>
        <table:table-row table:style-name="ro1">
          <table:table-cell office:value-type="string" table:style-name="ce1">
            <text:p>zakaria koraichi-MP</text:p>
          </table:table-cell>
          <table:table-cell office:value-type="string" table:style-name="ce1">
            <text:p>&gt;14</text:p>
          </table:table-cell>
          <table:table-cell office:value-type="string" table:style-name="ce1">
            <text:p>Les barrages: une solution de la pauvreté en eau et une source d'énergie renouvelable</text:p>
          </table:table-cell>
          <table:table-cell table:style-name="ce1"/>
          <table:table-cell office:value-type="string" table:style-name="ce3">
            <text:p><text:a xlink:href="https://drive.google.com/drive/folders/14zd3AZ7PXBSj5SzsHfSvFQ9c60sLp6vn">https://drive.google.com/drive/folders/14zd3AZ7PXBSj5SzsHfSvFQ9c60sLp6vn</text:a></text:p>
          </table:table-cell>
          <table:table-cell table:number-columns-repeated="16379"/>
        </table:table-row>
        <table:table-row table:style-name="ro1">
          <table:table-cell table:number-columns-repeated="16384"/>
        </table:table-row>
        <table:table-row table:style-name="ro1">
          <table:table-cell office:value-type="string" table:style-name="ce1">
            <text:p>boukoumass khadija6-MP</text:p>
          </table:table-cell>
          <table:table-cell office:value-type="string" table:style-name="ce1">
            <text:p>&gt;14</text:p>
          </table:table-cell>
          <table:table-cell office:value-type="string" table:style-name="ce1">
            <text:p>Convertir l’énergie vibratoire des ponts en énergie électrique</text:p>
          </table:table-cell>
          <table:table-cell table:style-name="ce1"/>
          <table:table-cell office:value-type="string" table:style-name="ce3">
            <text:p><text:a xlink:href="https://drive.google.com/drive/folders/1dSzzoKP2FAU3Fy2H5xP7K9-q-svBr-Sr">https://drive.google.com/drive/folders/1dSzzoKP2FAU3Fy2H5xP7K9-q-svBr-Sr</text:a></text:p>
          </table:table-cell>
          <table:table-cell table:number-columns-repeated="16379"/>
        </table:table-row>
        <table:table-row table:style-name="ro1">
          <table:table-cell table:number-columns-repeated="16384"/>
        </table:table-row>
        <table:table-row table:style-name="ro1">
          <table:table-cell office:value-type="string" table:style-name="ce1">
            <text:p>koutit abdellah-MP</text:p>
          </table:table-cell>
          <table:table-cell office:value-type="string" table:style-name="ce1">
            <text:p>&gt;14</text:p>
          </table:table-cell>
          <table:table-cell office:value-type="string" table:style-name="ce1">
            <text:p>Etude comparative entre trois systèmes de files d’attente.</text:p>
          </table:table-cell>
          <table:table-cell table:style-name="ce1"/>
          <table:table-cell office:value-type="string" table:style-name="ce1">
            <text:p>https://drive.google.com/drive/folders/1UEVvybGKOwV_Rbs0eXI8lALGeXeQGuan</text:p>
          </table:table-cell>
          <table:table-cell table:number-columns-repeated="16379"/>
        </table:table-row>
        <table:table-row table:style-name="ro1">
          <table:table-cell table:number-columns-repeated="16384"/>
        </table:table-row>
        <table:table-row table:style-name="ro1">
          <table:table-cell office:value-type="string" table:style-name="ce1">
            <text:p>essifi yassine-MP</text:p>
          </table:table-cell>
          <table:table-cell office:value-type="string" table:style-name="ce1">
            <text:p>&gt;14</text:p>
          </table:table-cell>
          <table:table-cell office:value-type="string" table:style-name="ce1">
            <text:p>Comparaison de systèmes électoraux</text:p>
          </table:table-cell>
          <table:table-cell table:style-name="ce1"/>
          <table:table-cell office:value-type="string" table:style-name="ce3">
            <text:p><text:a xlink:href="https://drive.google.com/drive/folders/17kYG_x5kTOdoYXljyJktV_TY4S7B-sK2">https://drive.google.com/drive/folders/17kYG_x5kTOdoYXljyJktV_TY4S7B-sK2</text:a></text:p>
          </table:table-cell>
          <table:table-cell table:number-columns-repeated="16379"/>
        </table:table-row>
        <table:table-row table:style-name="ro1">
          <table:table-cell table:number-columns-repeated="16384"/>
        </table:table-row>
        <table:table-row table:style-name="ro3">
          <table:table-cell office:value-type="string" table:style-name="ce5">
            <text:p>hamza fatih-MP</text:p>
          </table:table-cell>
          <table:table-cell office:value-type="float" office:value="9.6999999999999993" table:style-name="ce4">
            <text:p>9,7</text:p>
          </table:table-cell>
          <table:table-cell office:value-type="string" table:style-name="ce5">
            <text:p>Étude du système amortisseur à masse accordée</text:p>
          </table:table-cell>
          <table:table-cell office:value-type="string" table:style-name="ce8">
            <text:p>Tndenn lpresentation kanet mezyana, ms les questions ke7eltha juj merrat, lmerra lewla ghme9t o 3a9u bia hhh o tania sewlouni mnin jebti les constantes li khdemti bihum f l code dialek, guelt lihum b9it tnjerreb fles valeurs bsh nel9a schema plus explicatif ms tnden ma3jebhumsh l7al</text:p>
          </table:table-cell>
          <table:table-cell office:value-type="string" table:style-name="ce9">
            <text:p><text:a xlink:href="https://drive.google.com/drive/folders/1jAhYuW9o1s7DL96najtlHF5t9NE0E8Kl">https://drive.google.com/drive/folders/1jAhYuW9o1s7DL96najtlHF5t9NE0E8Kl</text:a></text:p>
          </table:table-cell>
          <table:table-cell table:number-columns-repeated="16379"/>
        </table:table-row>
        <table:table-row table:number-rows-repeated="2" table:style-name="ro1">
          <table:table-cell table:number-columns-repeated="16384"/>
        </table:table-row>
        <table:table-row table:style-name="ro4">
          <table:table-cell office:value-type="string" table:style-name="ce5">
            <text:p>nawfal razouk-tsi</text:p>
          </table:table-cell>
          <table:table-cell table:style-name="ce1"/>
          <table:table-cell office:value-type="string" table:style-name="ce5">
            <text:p>système antivol des véhicules</text:p>
          </table:table-cell>
          <table:table-cell office:value-type="string" table:style-name="ce8">
            <text:p>lmouhim had doc rah jama3 fih MCOT w 7ta paroles</text:p>
            <text:p>li kan khasni n9oul f TIPE</text:p>
            <text:p><text:s/>Rah machi doc n9i 7it rah fih w7d screen</text:p>
          </table:table-cell>
          <table:table-cell office:value-type="string" table:style-name="ce7">
            <text:p><text:a xlink:href="https://drive.google.com/drive/folders/1WJyElAt5VojZCYaj911WGNeeM8QqZpAq">https://drive.google.com/drive/folders/1WJyElAt5VojZCYaj911WGNeeM8QqZpAq</text:a></text:p>
          </table:table-cell>
          <table:table-cell table:number-columns-repeated="16379"/>
        </table:table-row>
        <table:table-row table:style-name="ro1">
          <table:table-cell table:number-columns-repeated="16384"/>
        </table:table-row>
        <table:table-row table:style-name="ro1">
          <table:table-cell office:value-type="string" table:style-name="ce1">
            <text:p>boutahar mohammed-MP</text:p>
          </table:table-cell>
          <table:table-cell office:value-type="float" office:value="11" table:style-name="ce10">
            <text:p>11</text:p>
          </table:table-cell>
          <table:table-cell office:value-type="string" table:style-name="ce1">
            <text:p>Centrales marémotrices : rôle du dessalement et de l'asservissement de vitesse</text:p>
          </table:table-cell>
          <table:table-cell table:style-name="ce1"/>
          <table:table-cell office:value-type="string" table:style-name="ce1">
            <text:p>https://drive.google.com/drive/folders/1njnVfEnvGUDXezHEVdW8yu6vkQyur6-7</text:p>
          </table:table-cell>
          <table:table-cell table:number-columns-repeated="16379"/>
        </table:table-row>
        <table:table-row table:style-name="ro1">
          <table:table-cell table:number-columns-repeated="16384"/>
        </table:table-row>
        <table:table-row table:style-name="ro1">
          <table:table-cell office:value-type="string" table:style-name="ce1">
            <text:p>Khalid makroumi-MP</text:p>
          </table:table-cell>
          <table:table-cell office:value-type="float" office:value="11" table:style-name="ce10">
            <text:p>11</text:p>
          </table:table-cell>
          <table:table-cell office:value-type="string" table:style-name="ce1">
            <text:p>LES EFFETS THERMOELECTRIQUES : Estimation de l’influence de l’Effet Thomson.</text:p>
          </table:table-cell>
          <table:table-cell table:style-name="ce1"/>
          <table:table-cell office:value-type="string" table:style-name="ce3">
            <text:p><text:a xlink:href="https://drive.google.com/drive/folders/1czlrloPm81AVLg7FCNNI3rUnb2CyBN_T">https://drive.google.com/drive/folders/1czlrloPm81AVLg7FCNNI3rUnb2CyBN_T</text:a></text:p>
          </table:table-cell>
          <table:table-cell table:number-columns-repeated="16379"/>
        </table:table-row>
        <table:table-row table:style-name="ro1">
          <table:table-cell table:number-columns-repeated="16384"/>
        </table:table-row>
        <table:table-row table:style-name="ro1">
          <table:table-cell office:value-type="string" table:style-name="ce1">
            <text:p>Laamima meryem</text:p>
          </table:table-cell>
          <table:table-cell office:value-type="float" office:value="10" table:style-name="ce10">
            <text:p>10</text:p>
          </table:table-cell>
          <table:table-cell office:value-type="string" table:style-name="ce1">
            <text:p>Les digues maritimes</text:p>
          </table:table-cell>
          <table:table-cell table:style-name="ce1"/>
          <table:table-cell office:value-type="string" table:style-name="ce3">
            <text:p><text:a xlink:href="https://drive.google.com/drive/folders/1rd_3xOFxB7eyTmCYUeNk4hU_1jJ4WXLP">https://drive.google.com/drive/folders/1rd_3xOFxB7eyTmCYUeNk4hU_1jJ4WXLP</text:a></text:p>
          </table:table-cell>
          <table:table-cell table:number-columns-repeated="16379"/>
        </table:table-row>
        <table:table-row table:style-name="ro1">
          <table:table-cell table:style-name="ce1"/>
          <table:table-cell table:style-name="ce10"/>
          <table:table-cell table:number-columns-repeated="16382" table:style-name="ce1"/>
        </table:table-row>
        <table:table-row table:style-name="ro1">
          <table:table-cell office:value-type="string" table:style-name="ce1">
            <text:p>inconnu1- MP</text:p>
          </table:table-cell>
          <table:table-cell office:value-type="float" office:value="8.9" table:style-name="ce10">
            <text:p>8,9</text:p>
          </table:table-cell>
          <table:table-cell office:value-type="string" table:style-name="ce1">
            <text:p>le soleil artificiel: une clé pour l'enjeu énergétique</text:p>
          </table:table-cell>
          <table:table-cell table:style-name="ce1"/>
          <table:table-cell office:value-type="string" table:style-name="ce3">
            <text:p><text:a xlink:href="https://drive.google.com/drive/folders/1urAHIOK4asctadxQ4-_RR5yzLYIXFhFU">https://drive.google.com/drive/folders/1urAHIOK4asctadxQ4-_RR5yzLYIXFhFU</text:a></text:p>
          </table:table-cell>
          <table:table-cell table:number-columns-repeated="16379"/>
        </table:table-row>
        <table:table-row table:style-name="ro1">
          <table:table-cell table:style-name="ce1"/>
          <table:table-cell table:style-name="ce10"/>
          <table:table-cell table:number-columns-repeated="16382" table:style-name="ce1"/>
        </table:table-row>
        <table:table-row table:style-name="ro5">
          <table:table-cell office:value-type="string" table:style-name="ce5">
            <text:p>inconnu2-MP</text:p>
          </table:table-cell>
          <table:table-cell office:value-type="float" office:value="14" table:style-name="ce4">
            <text:p>14</text:p>
          </table:table-cell>
          <table:table-cell office:value-type="string" table:style-name="ce6">
            <text:p>Dessalement de l'eau (Osmose inverse)</text:p>
          </table:table-cell>
          <table:table-cell office:value-type="string" table:style-name="ce8">
            <text:p>ana d tipe diyali contactit des stations de dessalement f algerie ou jawbouni ou siftou liya des docs<text:s/></text:p>
            <text:p>mon prof 9alya il faur le mentionner ou dakchi lidrt ou jury 3jbou lhal min 9ltha</text:p>
            <text:p>ou zid ana des docs lis3mlt kanou b anglais ou ana liknt trjmt hadi hta hiya 9ltha ou jury 3awtani 3jbou lhal ou bda ki9ouliya tres bien....</text:p>
          </table:table-cell>
          <table:table-cell office:value-type="string" table:style-name="ce7">
            <text:p><text:a xlink:href="https://drive.google.com/drive/folders/1r2XcwEK0g9zwMllNSmgM4T-YltcqVOh0">https://drive.google.com/drive/folders/1r2XcwEK0g9zwMllNSmgM4T-YltcqVOh0</text:a></text:p>
          </table:table-cell>
          <table:table-cell table:number-columns-repeated="16379"/>
        </table:table-row>
        <table:table-row table:style-name="ro1">
          <table:table-cell table:number-columns-repeated="16384"/>
        </table:table-row>
        <table:table-row table:style-name="ro4">
          <table:table-cell office:value-type="string" table:style-name="ce5">
            <text:p>Moufakkir Zineb-MP</text:p>
          </table:table-cell>
          <table:table-cell office:value-type="float" office:value="8.5" table:style-name="ce4">
            <text:p>8,5</text:p>
          </table:table-cell>
          <table:table-cell office:value-type="string" table:style-name="ce5">
            <text:p>La cryptographie RSA</text:p>
          </table:table-cell>
          <table:table-cell office:value-type="string" table:style-name="ce8">
            <text:p>Kan wahd informaticien kayswlni bzf f culture générale 3la lcrypto w knt khdmt wahad démonstration w kan khsnni nbyan l’uncite mais mal9itlhach l7l w ta hiya swloni 3liha</text:p>
          </table:table-cell>
          <table:table-cell office:value-type="string" table:style-name="ce5">
            <text:p>https://drive.google.com/drive/folders/1PGVEeEn8k_CcZxkiFa1ttPfmMChsqy43</text:p>
          </table:table-cell>
          <table:table-cell table:number-columns-repeated="16379"/>
        </table:table-row>
        <table:table-row table:style-name="ro1">
          <table:table-cell table:style-name="ce1"/>
          <table:table-cell table:style-name="ce4"/>
          <table:table-cell table:number-columns-repeated="16382" table:style-name="ce1"/>
        </table:table-row>
        <table:table-row table:style-name="ro6">
          <table:table-cell office:value-type="string" table:style-name="ce5">
            <text:p>rhasri faycal-MP</text:p>
          </table:table-cell>
          <table:table-cell office:value-type="float" office:value="11.5" table:style-name="ce4">
            <text:p>11,5</text:p>
          </table:table-cell>
          <table:table-cell office:value-type="string" table:style-name="ce5">
            <text:p>améliorer les performances d'une éolienne à axe horizontal .</text:p>
          </table:table-cell>
          <table:table-cell office:value-type="string" table:style-name="ce8">
            <text:p><text:s/>ana kan la majoritee t dakchi kangolo oralement l presentation fiha hir tsawr , ila kan chi hed bgha it3m9 f tipe dyali i contactini je n’hésiterai pas . Diagramme des exigences gadito b un logiciel smiyti DIA</text:p>
            <text:p>Howa mashi suffisant bo7do li kan imkn lih izid diagramme <text:s/>d energie w wahd diagramme akhor kayn f cahier t charge</text:p>
            <text:p><text:s/>L’étude théorique nécessite bzzf t cher7 ana mkhtasr bzzzf tma li khsato chi haja icontactini<text:s text:c="151"/></text:p>
          </table:table-cell>
          <table:table-cell office:value-type="string" table:style-name="ce5">
            <text:p>https://drive.google.com/drive/folders/1IEmW8cv-Lq3RS6qCfrDULhBzRdamujPk</text:p>
          </table:table-cell>
          <table:table-cell table:number-columns-repeated="16379"/>
        </table:table-row>
        <table:table-row table:style-name="ro1">
          <table:table-cell table:number-columns-repeated="16384"/>
        </table:table-row>
        <table:table-row table:style-name="ro7">
          <table:table-cell office:value-type="string" table:style-name="ce5">
            <text:p>HILAL Kholoud-MP</text:p>
          </table:table-cell>
          <table:table-cell office:value-type="float" office:value="10.5" table:style-name="ce4">
            <text:p>10,5</text:p>
          </table:table-cell>
          <table:table-cell office:value-type="string" table:style-name="ce5">
            <text:p>Drones et incendies :performances et optimisation</text:p>
          </table:table-cell>
          <table:table-cell office:value-type="string" table:style-name="ce8">
            <text:p>Normalement je m’attendais a kter hitach la presentation dazt meziana w jawbt ela tte les qsts tqriban</text:p>
            <text:p>A part whda chyert fiha b wahd la reponse w tarj3t aad je ss rendue compte que kant super trooop illogique</text:p>
            <text:p>Pour la présentation awl mra presentet ela rassi drt chi 23 min , moraha nqst bzf drt chi 16 min</text:p>
            <text:p>Fach mchit l endhum drt chi 13</text:p>
            <text:p>Dak stress d présenter kaykhelik chwia tzreb fl hdra</text:p>
            <text:p><text:s/>Donc d préférence i7awlo ipresentew qdam nas soit walidihum soit s7abhum w machi ghi ela rashum</text:p>
          </table:table-cell>
          <table:table-cell office:value-type="string" table:style-name="ce7">
            <text:p><text:a xlink:href="https://drive.google.com/drive/folders/1PakeHdrvpc2YQ8axsokIY1tWylAc8QQn">https://drive.google.com/drive/folders/1PakeHdrvpc2YQ8axsokIY1tWylAc8QQn</text:a></text:p>
          </table:table-cell>
          <table:table-cell table:number-columns-repeated="16379"/>
        </table:table-row>
        <table:table-row table:style-name="ro1">
          <table:table-cell table:number-columns-repeated="16384"/>
        </table:table-row>
        <table:table-row table:style-name="ro8">
          <table:table-cell office:value-type="string" table:style-name="ce5">
            <text:p>ailla sanae-MP</text:p>
          </table:table-cell>
          <table:table-cell office:value-type="float" office:value="13.1" table:style-name="ce5">
            <text:p>13,1</text:p>
          </table:table-cell>
          <table:table-cell office:value-type="string" table:style-name="ce5">
            <text:p>stockage d'énergie éolienne</text:p>
          </table:table-cell>
          <table:table-cell office:value-type="string" table:style-name="ce8">
            <text:p>Omohim dak dot tqlnaha fih matlaguina mea 7ed o mpresentinach guedam prof ola walo, concernant presentation dok achkal d chimie maknt 3arfahum ghi hzithum mn end wahed presentation o mswlounich elihum, simulation b matlab sawbtha mn youtube o resultat screnito mn yt hh. floral d fr swlouni ela lithuim fin kain o kiknjbdouh,wesh rah kitrecycla, wesh kain kafi, <text:s/>ch7al toul d eolienne puissance dialha, chno type d separateur, chno hiya thermal molten salt o dik caes, swlni akhur fdik lgraphe page 14 ela difference d dik caractéristique lwla li hiya 8A o lakhra li f5A elash w7da latdechargea f temps flani o lukhra f temps flani, fdiapo 8 swlni ela chki3ni dak fleche ldakhel d l’electrolyte o zadni une qst f diapo 15. To be honest yalah chi 2 qst li ereft njwb elihum dakchi lakhur dkhlt o khrjt f hdra o kngoul mqlbt ela hadi ela hadi, je ss pas.</text:p>
          </table:table-cell>
          <table:table-cell office:value-type="string" table:style-name="ce5">
            <text:p>https://drive.google.com/drive/folders/1mFyhp7WarettTWHGtJb3wRAHRU1rwRL9</text:p>
          </table:table-cell>
          <table:table-cell table:number-columns-repeated="16379"/>
        </table:table-row>
        <table:table-row table:style-name="ro1">
          <table:table-cell table:number-columns-repeated="16384"/>
        </table:table-row>
        <table:table-row table:style-name="ro1">
          <table:table-cell office:value-type="string" table:style-name="ce1">
            <text:p>ait benhaddi omar-MP</text:p>
          </table:table-cell>
          <table:table-cell table:style-name="ce1"/>
          <table:table-cell office:value-type="string" table:style-name="ce1">
            <text:p>modélisation de propagartion d'une épidémie</text:p>
          </table:table-cell>
          <table:table-cell table:style-name="ce1"/>
          <table:table-cell office:value-type="string" table:style-name="ce1">
            <text:p>https://drive.google.com/drive/folders/1AhZRgI2d8Q2fJYA4C0zgAu_fYyBc065m</text:p>
          </table:table-cell>
          <table:table-cell table:number-columns-repeated="16379"/>
        </table:table-row>
        <table:table-row table:style-name="ro1">
          <table:table-cell table:number-columns-repeated="16384"/>
        </table:table-row>
        <table:table-row table:style-name="ro9">
          <table:table-cell office:value-type="string" table:style-name="ce5">
            <text:p>Oussama Nhairech-MP</text:p>
          </table:table-cell>
          <table:table-cell office:value-type="float" office:value="7.5" table:style-name="ce4">
            <text:p>7,5</text:p>
          </table:table-cell>
          <table:table-cell office:value-type="string" table:style-name="ce5">
            <text:p>la stéganographie digitale</text:p>
          </table:table-cell>
          <table:table-cell office:value-type="string" table:style-name="ce6">
            <text:p>had TIPE 3ajib 3ndi , jab liya 7,5 f ccp walakin rah vraiment dert zeblat, had zeblat an gulhum, had akhta2 li drt se77thum f Central casa o f cnc dakchi 3lach tclassit mazn ( f l'ecrit cnc deja mkhdmch mzn je suis sur tipe hzni [17:07, 31/07/2021] Aspee Ouss: binisba akhta2, lcode derto ch7al hadi nssit 3la les details li fih o n9lt wa7ed 7aja khedmat liya so mebrinch nfhmha, o sewloni 3liha hiya, donc code khass itfhm kolo surtout lwa7ed la kan deyr info</text:p>
            <text:p>7aja akhra , ana m3a matderbch bzaf 3la wed ccp, au niveau de communication zbltha , wa7ed l7aja mefhmhach hdert 3liha o sewloni 3liha, f tipe khss nrekez 3la 7wyj li dabthum o nb3eed mn l7wyj li mafahmuch</text:p>
          </table:table-cell>
          <table:table-cell office:value-type="string" table:style-name="ce5">
            <text:p>https://drive.google.com/drive/folders/1BpykR5NTW4LGhMsauClPpEacYMo_1mpM</text:p>
          </table:table-cell>
          <table:table-cell table:number-columns-repeated="16379"/>
        </table:table-row>
        <table:table-row table:style-name="ro1">
          <table:table-cell table:number-columns-repeated="4" table:style-name="ce1"/>
          <table:table-cell office:value-type="string" table:style-name="ce1">
            <text:p>https://drive.google.com/drive/folders/1qY-2SmAsKXde4E19yYlf29K0HDQtC4kG</text:p>
          </table:table-cell>
          <table:table-cell table:number-columns-repeated="16379"/>
        </table:table-row>
        <table:table-row table:style-name="ro1">
          <table:table-cell office:value-type="string" table:style-name="ce1">
            <text:p>inconnu3-MP</text:p>
          </table:table-cell>
          <table:table-cell office:value-type="float" office:value="15.6" table:style-name="ce10">
            <text:p>15,6</text:p>
          </table:table-cell>
          <table:table-cell office:value-type="string" table:style-name="ce1">
            <text:p>transfert d'énergie électrique par induction</text:p>
          </table:table-cell>
          <table:table-cell table:number-columns-repeated="16381" table:style-name="ce1"/>
        </table:table-row>
        <table:table-row table:style-name="ro1">
          <table:table-cell table:number-columns-repeated="16384"/>
        </table:table-row>
        <table:table-row table:style-name="ro10">
          <table:table-cell office:value-type="string" table:style-name="ce8">
            <text:p>el hajjami mohammed-MP</text:p>
          </table:table-cell>
          <table:table-cell office:value-type="float" office:value="13.5" table:style-name="ce4">
            <text:p>13,5</text:p>
          </table:table-cell>
          <table:table-cell office:value-type="string" table:style-name="ce5">
            <text:p>la modélisation mathématique des épidémies</text:p>
          </table:table-cell>
          <table:table-cell office:value-type="string" table:style-name="ce5">
            <text:p>ana matla3tx dwzt l'orale Ms binome dyali tla3 da fih 13.5</text:p>
          </table:table-cell>
          <table:table-cell office:value-type="string" table:style-name="ce5">
            <text:p>https://drive.google.com/drive/folders/1CSNP2tcC3V_tXVFEqOeO9_-UhCTGgq24</text:p>
          </table:table-cell>
          <table:table-cell table:number-columns-repeated="16379"/>
        </table:table-row>
        <table:table-row table:style-name="ro1">
          <table:table-cell table:number-columns-repeated="16384"/>
        </table:table-row>
        <table:table-row table:style-name="ro1">
          <table:table-cell office:value-type="string" table:style-name="ce1">
            <text:p>barkati soufian-MP</text:p>
          </table:table-cell>
          <table:table-cell office:value-type="float" office:value="14.5" table:style-name="ce10">
            <text:p>14,5</text:p>
          </table:table-cell>
          <table:table-cell office:value-type="string" table:style-name="ce1">
            <text:p>La modélisation mathématique de l'épidémie Covid-19.</text:p>
          </table:table-cell>
          <table:table-cell table:style-name="ce1"/>
          <table:table-cell office:value-type="string" table:style-name="ce3">
            <text:p><text:a xlink:href="https://drive.google.com/drive/folders/13xzpF7YaQyU1vfQbJyz2evOJ6dySi7Kk">https://drive.google.com/drive/folders/13xzpF7YaQyU1vfQbJyz2evOJ6dySi7Kk</text:a></text:p>
          </table:table-cell>
          <table:table-cell table:number-columns-repeated="16379"/>
        </table:table-row>
        <table:table-row table:style-name="ro1">
          <table:table-cell table:number-columns-repeated="16384"/>
        </table:table-row>
        <table:table-row table:style-name="ro11">
          <table:table-cell office:value-type="string" table:style-name="ce4">
            <text:p>Ghaoui fatime zahrae-MP</text:p>
          </table:table-cell>
          <table:table-cell office:value-type="float" office:value="16.3" table:style-name="ce4">
            <text:p>16,3</text:p>
          </table:table-cell>
          <table:table-cell office:value-type="string" table:style-name="ce4">
            <text:p>modélisation du mouvement de la foule</text:p>
          </table:table-cell>
          <table:table-cell office:value-type="string" table:style-name="ce8">
            <text:p>lghalat lwl a eviter huwa tmchi ldok les sujets li kidirhum koolchi par exemple la modelisation des épidémies ga3 les jurrys kano fahminha mzn donc ki9shu m3ak sujet ykun fih chwia originalité, tani haja lwe9t tbda bkri hit ca prend du temps khususan shab simulation(info) c dur fach le programme est compliqué, kayn wahd naw3 khla ta dwzna cnc w khdem tipe f simana a eviter hit ghaliban majabouch mzn, haja khra fach katkun kat9lb 3la sujet katb9a mwdr w ghi f theorie w makadouzch l pratique l idée li jatk essaie de l appliquer w ameliorer a chaque fois, machi tb9a tkhlihum 3ndk</text:p>
            <text:p>3arfa wst l3am kibda yban likom ghi lmath w pc wkatgolo tipe tal ln b3d mais 3tiwh chi 2h par semaine aytsybo tipe nadi ywsel l 19 w rah kidir fare9 bzf f classement des ecoles <text:s/>3la mala7dt</text:p>
            <text:p>w fach dwzt f cf w f mghrib lfar9 huwa f cf makidkhluch m3ak f dok les qsts classiques <text:s/>fhal valeures ajoutées ... nope technique purement wkifli l3ak dakchi ghaliban kikuno prof d thematique li indiquiti lihum( ah daruri tgulu theme dyalkom shih), ama fmghrib kib9aw yswloni a 3la sujet en general wdakchi li huma ki3rfo lih</text:p>
          </table:table-cell>
          <table:table-cell office:value-type="string" table:style-name="ce5">
            <text:p>https://drive.google.com/drive/folders/1dRFdGhXFLGVi0mxEnu6u6vb_l6Pzwsr7</text:p>
          </table:table-cell>
          <table:table-cell table:number-columns-repeated="16379"/>
        </table:table-row>
        <table:table-row table:style-name="ro1">
          <table:table-cell table:number-columns-repeated="16384"/>
        </table:table-row>
        <table:table-row table:style-name="ro1">
          <table:table-cell office:value-type="string" table:style-name="ce1">
            <text:p>abdellah daad-MP</text:p>
          </table:table-cell>
          <table:table-cell table:style-name="ce1"/>
          <table:table-cell office:value-type="string" table:style-name="ce1">
            <text:p>conversion d'énergie éolienne</text:p>
          </table:table-cell>
          <table:table-cell office:value-type="string" table:style-name="ce1">
            <text:p>sybto f 2j</text:p>
          </table:table-cell>
          <table:table-cell table:number-columns-repeated="16380" table:style-name="ce1"/>
        </table:table-row>
        <table:table-row table:style-name="ro1">
          <table:table-cell table:number-columns-repeated="16384"/>
        </table:table-row>
        <table:table-row table:style-name="ro1">
          <table:table-cell office:value-type="string" table:style-name="ce1">
            <text:p>Marwane lafdi-TSI</text:p>
          </table:table-cell>
          <table:table-cell office:value-type="float" office:value="4.5999999999999996" table:style-name="ce10">
            <text:p>4,6</text:p>
          </table:table-cell>
          <table:table-cell office:value-type="string" table:style-name="ce1">
            <text:p>RUPTURE D’UNE AILE D’AVION</text:p>
          </table:table-cell>
          <table:table-cell office:value-type="string" table:style-name="ce1">
            <text:p>dwzto mzyn f ecc wcnc mais f CFs ana makntch presentet mzyn</text:p>
          </table:table-cell>
          <table:table-cell office:value-type="string" table:style-name="ce1">
            <text:p>https://drive.google.com/drive/folders/1l0rDF5Wt5Y7yZGmIbqkyzlBwQ4bzHT9V</text:p>
          </table:table-cell>
          <table:table-cell table:number-columns-repeated="16379"/>
        </table:table-row>
        <table:table-row table:style-name="ro1">
          <table:table-cell table:number-columns-repeated="16384"/>
        </table:table-row>
        <table:table-row table:style-name="ro1">
          <table:table-cell office:value-type="string" table:style-name="ce1">
            <text:p>Zaki akram-MP</text:p>
          </table:table-cell>
          <table:table-cell office:value-type="float" office:value="13.8" table:style-name="ce10">
            <text:p>13,8</text:p>
          </table:table-cell>
          <table:table-cell office:value-type="string" table:style-name="ce1">
            <text:p>La compression des images</text:p>
          </table:table-cell>
          <table:table-cell table:number-columns-repeated="16381" table:style-name="ce1"/>
        </table:table-row>
        <table:table-row table:style-name="ro1">
          <table:table-cell table:style-name="ce1"/>
          <table:table-cell table:style-name="ce10"/>
          <table:table-cell table:number-columns-repeated="16382" table:style-name="ce1"/>
        </table:table-row>
        <table:table-row table:style-name="ro10">
          <table:table-cell office:value-type="string" table:style-name="ce5">
            <text:p>boutaleb zineb-MP</text:p>
          </table:table-cell>
          <table:table-cell office:value-type="float" office:value="15.8" table:style-name="ce4">
            <text:p>15,8</text:p>
          </table:table-cell>
          <table:table-cell office:value-type="string" table:style-name="ce10">
            <text:p>modélisation mathématique des épidémies (Covid-19).</text:p>
          </table:table-cell>
          <table:table-cell office:value-type="string" table:style-name="ce8">
            <text:p>Comme remarque la kan dek les modèles yetaplicaw l des données réelles d Covid kan aykon hssen</text:p>
          </table:table-cell>
          <table:table-cell office:value-type="string" table:style-name="ce5">
            <text:p>https://drive.google.com/drive/folders/1BBO8eZp9SquT5HiNHtCSu6-dQeJBdxna</text:p>
          </table:table-cell>
          <table:table-cell table:number-columns-repeated="16379"/>
        </table:table-row>
        <table:table-row table:style-name="ro1">
          <table:table-cell table:number-columns-repeated="16384"/>
        </table:table-row>
        <table:table-row table:style-name="ro10">
          <table:table-cell office:value-type="string" table:style-name="ce5">
            <text:p>sbaa leila-MP</text:p>
          </table:table-cell>
          <table:table-cell table:style-name="ce1"/>
          <table:table-cell office:value-type="string" table:style-name="ce6">
            <text:p>L’optimisation d’un générateur photovoltaïque: Application à la recherche du point de puissance maximale</text:p>
          </table:table-cell>
          <table:table-cell table:style-name="ce1"/>
          <table:table-cell office:value-type="string" table:style-name="ce5">
            <text:p>https://drive.google.com/drive/folders/1sSCnjnzZWW_fb5nuLKx8HZvGFUsKJkGY</text:p>
          </table:table-cell>
          <table:table-cell table:number-columns-repeated="16379"/>
        </table:table-row>
        <table:table-row table:style-name="ro1">
          <table:table-cell table:number-columns-repeated="16384"/>
        </table:table-row>
        <table:table-row table:style-name="ro4">
          <table:table-cell office:value-type="string" table:style-name="ce5">
            <text:p>magat hind-MP</text:p>
          </table:table-cell>
          <table:table-cell office:value-type="float" office:value="11" table:style-name="ce4">
            <text:p>11</text:p>
          </table:table-cell>
          <table:table-cell office:value-type="string" table:style-name="ce5">
            <text:p>La sécurité de vote par internet</text:p>
          </table:table-cell>
          <table:table-cell office:value-type="string" table:style-name="ce8">
            <text:p><text:s/>Kayn flpresentation wahd lfaute rah 9oltha nhar dyal l'exposé <text:s/>Fl'etude informatique : un programme qui renvoie la clé public machi privée</text:p>
          </table:table-cell>
          <table:table-cell office:value-type="string" table:style-name="ce5">
            <text:p>https://drive.google.com/drive/folders/1N9tp-NJFkzVEpDpXraAJnGxEzA80iZUv</text:p>
          </table:table-cell>
          <table:table-cell table:number-columns-repeated="16379"/>
        </table:table-row>
        <table:table-row table:style-name="ro1">
          <table:table-cell table:number-columns-repeated="16384"/>
        </table:table-row>
        <table:table-row table:style-name="ro10">
          <table:table-cell office:value-type="string" table:style-name="ce8">
            <text:p>ouazzani chahdi mohammed-MP</text:p>
          </table:table-cell>
          <table:table-cell office:value-type="float" office:value="15.4" table:style-name="ce4">
            <text:p>15,4</text:p>
          </table:table-cell>
          <table:table-cell office:value-type="string" table:style-name="ce8">
            <text:p>Modélisation de la propagation d’une épidémie et optimisation de l’immunisation d’une population</text:p>
          </table:table-cell>
          <table:table-cell table:style-name="ce1"/>
          <table:table-cell office:value-type="string" table:style-name="ce7">
            <text:p><text:a xlink:href="https://drive.google.com/drive/folders/13ODmayCsvG2gW5J_OY5w0BI-f0sHRw97">https://drive.google.com/drive/folders/13ODmayCsvG2gW5J_OY5w0BI-f0sHRw97</text:a></text:p>
          </table:table-cell>
          <table:table-cell table:number-columns-repeated="16379"/>
        </table:table-row>
        <table:table-row table:style-name="ro1">
          <table:table-cell table:number-columns-repeated="16384"/>
        </table:table-row>
        <table:table-row table:style-name="ro12">
          <table:table-cell office:value-type="string" table:style-name="ce5">
            <text:p>ayoub el kasmi-MP</text:p>
          </table:table-cell>
          <table:table-cell table:style-name="ce1"/>
          <table:table-cell office:value-type="string" table:style-name="ce5">
            <text:p>Covid 19 et ses impacts sur l'éducation</text:p>
          </table:table-cell>
          <table:table-cell office:value-type="string" table:style-name="ce8">
            <text:p>kma 9eltlik madowztch les oraux 3la dakchi ma3ndich note wla remarque l Cfs mais f cnc jury 3jbathom l presentation (wahed fihom swer des slides ) w9ali mzyan 3la wed chkel w b9a m3aya 45 min taysswlni 3lih mn a l z <text:s/>w code arduino swlni ster b ster matfakch m3aya (ana kent tbe3thom w dithom m3aya) w tanden howa bach classit dak 287 f cnc mhit 5lit t9riban anglais w chimie 5awyin w 3ad dakchi la5or kent mssaaali wmghroor <text:s/>b Cfs <text:s/>dwzt frya .</text:p>
            <text:p>sujet d covid gha maydiroch bnadel mhit gha f3amna li mafihch santé w bzaaf daroh w 9alhaliya jury (encore covid ...)</text:p>
          </table:table-cell>
          <table:table-cell office:value-type="string" table:style-name="ce7">
            <text:p><text:a xlink:href="https://drive.google.com/drive/folders/1wI_oGEOImSxSH_92I44bIvjzz7Ft1C9U">https://drive.google.com/drive/folders/1wI_oGEOImSxSH_92I44bIvjzz7Ft1C9U</text:a></text:p>
          </table:table-cell>
          <table:table-cell table:number-columns-repeated="16379"/>
        </table:table-row>
        <table:table-row table:number-rows-repeated="2" table:style-name="ro1">
          <table:table-cell table:number-columns-repeated="16384"/>
        </table:table-row>
        <table:table-row table:style-name="ro1">
          <table:table-cell office:value-type="string" table:style-name="ce1">
            <text:p>taoufik ikhlya-MP</text:p>
          </table:table-cell>
          <table:table-cell office:value-type="float" office:value="12.5" table:style-name="ce4">
            <text:p>12,5</text:p>
          </table:table-cell>
          <table:table-cell office:value-type="string" table:style-name="ce1">
            <text:p>l'énergie solaire photovoltaîque</text:p>
          </table:table-cell>
          <table:table-cell table:style-name="ce1"/>
          <table:table-cell office:value-type="string" table:style-name="ce3">
            <text:p><text:a xlink:href="https://drive.google.com/drive/folders/1gxUlwIoyH34E5EHxNG2zw5L-hU25GhX1"><text:s/>https://drive.google.com/drive/folders/1gxUlwIoyH34E5EHxNG2zw5L-hU25GhX1</text:a></text:p>
          </table:table-cell>
          <table:table-cell table:number-columns-repeated="16379"/>
        </table:table-row>
        <table:table-row table:style-name="ro1">
          <table:table-cell table:number-columns-repeated="16384"/>
        </table:table-row>
        <table:table-row table:style-name="ro5">
          <table:table-cell office:value-type="string" table:style-name="ce5">
            <text:p>kabbou meryem-MP</text:p>
          </table:table-cell>
          <table:table-cell office:value-type="float" office:value="7.8" table:style-name="ce4">
            <text:p>7,8</text:p>
          </table:table-cell>
          <table:table-cell office:value-type="string" table:style-name="ce5">
            <text:p>les serres agricoles automatiques</text:p>
          </table:table-cell>
          <table:table-cell office:value-type="string" table:style-name="ce8">
            <text:p>Sowloni 3la les capteurs wach analogique wla numérique o cheno lfer9 binathom o 3la l montage des éléments wach en série wla en parallèle o tema dert des résistance kant we7da fiha 220 ohm sowloni 3lach bedebt o 9aloli nchre7halihom f tableaux</text:p>
            <text:p>O khelass 3la l fonctionnement 9aloli ila bghina tkoun 3ndna 30% d l'humidité f le sol kighadi dirilha</text:p>
          </table:table-cell>
          <table:table-cell office:value-type="string" table:style-name="ce5">
            <text:p>https://drive.google.com/drive/folders/1FmAvx6fYVQWZZsRW1qzjVCnEHXLuz0Dz</text:p>
          </table:table-cell>
          <table:table-cell table:number-columns-repeated="16379"/>
        </table:table-row>
        <table:table-row table:style-name="ro1">
          <table:table-cell table:number-columns-repeated="16384"/>
        </table:table-row>
        <table:table-row table:style-name="ro6">
          <table:table-cell office:value-type="string" table:style-name="ce5">
            <text:p>wissal amghar-MP</text:p>
          </table:table-cell>
          <table:table-cell office:value-type="float" office:value="4.5999999999999996" table:style-name="ce4">
            <text:p>4,6</text:p>
          </table:table-cell>
          <table:table-cell office:value-type="string" table:style-name="ce5">
            <text:p>drones thermiques</text:p>
          </table:table-cell>
          <table:table-cell office:value-type="string" table:style-name="ce11">
            <text:p>Kan w93li fih mochkil f tsawr mabanoch w dowzto ghi flwra9 imprimé w rmithom w cnc rah d5lt nchof l9ithom sdo site ma3ndich kifach nl9a présentation. 3lach jbt 4:</text:p>
            <text:p>- les jury ma7mlonich 3la d9a lwla w tana ma7mlthomch lol</text:p>
            <text:p>-mkn ta had mochkil dyal 3tithom tipe imprimé 2tr 3liya 7it tchr7 3adi machi hiya t3tihom ktab ytb3o fih</text:p>
            <text:p>Sf mn ghir hadchi mabanli ta chi sabab lach njib 4 7it jawbthom 3la koulchi w présentet 3adi</text:p>
          </table:table-cell>
          <table:table-cell office:value-type="string" table:style-name="ce7">
            <text:p><text:a xlink:href="https://drive.google.com/drive/folders/1O7ycggBZFB-EAqbWRF9-1KSnEst1PLrm">https://drive.google.com/drive/folders/1O7ycggBZFB-EAqbWRF9-1KSnEst1PLrm</text:a></text:p>
          </table:table-cell>
          <table:table-cell table:number-columns-repeated="16379"/>
        </table:table-row>
        <table:table-row table:style-name="ro1">
          <table:table-cell table:number-columns-repeated="16384"/>
        </table:table-row>
        <table:table-row table:style-name="ro1">
          <table:table-cell office:value-type="string" table:style-name="ce1">
            <text:p>dounia benmoumen-psi</text:p>
          </table:table-cell>
          <table:table-cell table:style-name="ce1"/>
          <table:table-cell office:value-type="string" table:style-name="ce1">
            <text:p>isolation thermique des maisons<text:s/></text:p>
          </table:table-cell>
          <table:table-cell table:style-name="ce1"/>
          <table:table-cell office:value-type="string" table:style-name="ce3">
            <text:p><text:a xlink:href="https://drive.google.com/drive/folders/1ekgLLRCfQillSG8vftJClmb36SOis_ME">https://drive.google.com/drive/folders/1ekgLLRCfQillSG8vftJClmb36SOis_ME</text:a></text:p>
          </table:table-cell>
          <table:table-cell table:number-columns-repeated="16379"/>
        </table:table-row>
        <table:table-row table:style-name="ro1">
          <table:table-cell table:number-columns-repeated="16384"/>
        </table:table-row>
        <table:table-row table:style-name="ro13">
          <table:table-cell office:value-type="string" table:style-name="ce5">
            <text:p>el khaoui safae-MP</text:p>
          </table:table-cell>
          <table:table-cell office:value-type="float" office:value="14" table:style-name="ce4">
            <text:p>14</text:p>
          </table:table-cell>
          <table:table-cell office:value-type="string" table:style-name="ce5">
            <text:p>L'énergie géothermique</text:p>
          </table:table-cell>
          <table:table-cell office:value-type="string" table:style-name="ce6">
            <text:p>Pour les conseils sara7a, n9d n9ol que lwa7d ydir un travail liykoun fahmo mzzzzzzn w ykoun wajd l ay question, y9d may mentionnich les détails mais howa khass ykoun fahmhoum, j peux dir aussi que ca compte plus 3la la manière li le candidat ay présenti biha TIPE dyalo face aux jurys w ch7al howa brasso m9tan3 b son travail wakha ykoun en réalité la, (7it personnellement kent t3tlt f TIPE w wfdik la semaine lkhra 3wlt n9ad la présentation kamla, mais malheureusement mrdt fiha du coup ma9ditch ndir autant de choses likent bagha ndir mais tjabeht f présentation), et un truc imporatant lwa7d ida l9a ybda son TIPE f sif w y7awl yter9o bekri bach ythena w dir fih dakchi lihowa baghi ydir fih j pense que c tous ce que j peux dire hhh</text:p>
          </table:table-cell>
          <table:table-cell office:value-type="string" table:style-name="ce7">
            <text:p><text:a xlink:href="https://drive.google.com/drive/folders/1uI0cdqILrPw1gG4fdGtbw2RgGlHlhRfY">https://drive.google.com/drive/folders/1uI0cdqILrPw1gG4fdGtbw2RgGlHlhRfY</text:a></text:p>
          </table:table-cell>
          <table:table-cell table:number-columns-repeated="16379"/>
        </table:table-row>
        <table:table-row table:number-rows-repeated="1048497"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DR PC</meta:initial-creator>
    <dc:creator>DR PC</dc:creator>
    <meta:creation-date>2021-08-01T10:11:27Z</meta:creation-date>
    <dc:date>2021-08-01T18:38:41Z</dc:date>
  </office:meta>
</office:document-meta>
</file>